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Тестовые задания к главе 2 «Графический интерфейс РЕД ОС»</text:p>
      <text:p text:style-name="Обычный">1. Как в РЕД ОС называется суперпользователь с правами администратора?</text:p>
      <text:p text:style-name="Обычный">1) admin</text:p>
      <text:p text:style-name="Обычный">2) user</text:p>
      <text:p text:style-name="Обычный">3) root</text:p>
      <text:p text:style-name="Обычный">4) superuser</text:p>
      <text:p text:style-name="Обычный">2. РЕД ОС является регистрозависимой системой. Что это<text:s/>означает?</text:p>
      <text:p text:style-name="Обычный">1) строчные и заглавные символы для операционной системы различаются</text:p>
      <text:p text:style-name="Обычный">2) строчные и заглавные символы для операционной системы воспринимаются<text:s/></text:p>
      <text:p text:style-name="Обычный">одинаково</text:p>
      <text:p text:style-name="Обычный">3) имена файлов и каталогов должны содержать только заглавные символы</text:p>
      <text:p text:style-name="Обычный">4) имена файлов и каталогов должны содержать только строчные символы</text:p>
      <text:p text:style-name="Обычный">3. Имеются 3 файла с именами: файл.odt, фАйл.odt, Файл.odt. Какие из этих файлов можно<text:s/></text:p>
      <text:p text:style-name="Обычный">скопировать в каталог, в котором уже находится файл с именем ФАЙЛ.odt?</text:p>
      <text:p text:style-name="Обычный">1) файл.odt</text:p>
      <text:p text:style-name="Обычный">2) ни один из файлов</text:p>
      <text:p text:style-name="Обычный">3) все<text:s/>вышеперечисленные</text:p>
      <text:p text:style-name="Обычный">4) файл.odt и Файл.odt</text:p>
      <text:p text:style-name="Обычный">4. Как называется уровень файловой системы, выше которого по дереву каталогов подняться<text:s/></text:p>
      <text:p text:style-name="Обычный">невозможно?</text:p>
      <text:p text:style-name="Обычный">1) текущий каталог</text:p>
      <text:p text:style-name="Обычный">2) родительский каталог</text:p>
      <text:p text:style-name="Обычный">3) корневой каталог</text:p>
      <text:p text:style-name="Обычный">4) рабочий стол</text:p>
      <text:p text:style-name="Обычный">5. Каким символом в Linux обозначается корневой каталог?</text:p>
      <text:p text:style-name="Обычный">1) \</text:p>
      <text:p text:style-name="Обычный">2) &gt;&gt;</text:p>
      <text:p text:style-name="Обычный">3) ..</text:p>
      <text:p text:style-name="Обычный">4) /<text:s/></text:p>
      <text:p text:style-name="Обычный">6. Как распределены права доступа для владельца файла, группы владельца и остальных<text:s/></text:p>
      <text:p text:style-name="Обычный">пользователей согласно краткой записи: rwxr-xr-x?</text:p>
      <text:p text:style-name="Обычный">7. Пользователь root может работать со всеми файлами, независимо от набора прав доступа к</text:p>
      <text:p text:style-name="Обычный">файлу.</text:p>
      <text:soft-page-break/>
      <text:p text:style-name="Обычный">Верно</text:p>
      <text:p text:style-name="Обычный">Неверно</text:p>
      <text:p text:style-name="Обычный">8. Как в РЕД ОС называется программа, в которой можно вводить различные команды,<text:s/></text:p>
      <text:p text:style-name="Обычный">аналогичная программе «Командная строка» в ОС Windows?</text:p>
      <text:p text:style-name="Обычный">9. Какая команда используется для временного прекращения работы с компьютером, при<text:s/></text:p>
      <text:p text:style-name="Обычный">этом все запущенные приложения остаются в рабочем состоянии?</text:p>
      <text:p text:style-name="Обычный">1) «Выключить устройство»<text:s/></text:p>
      <text:p text:style-name="Обычный">2) «Заблокировать экран»</text:p>
      <text:p text:style-name="Обычный">3) «Завершить текущий сеанс»<text:s/></text:p>
      <text:p text:style-name="Обычный">4)<text:s/>«Перезагрузка»</text:p>
      <text:p text:style-name="Обычный">10. Для чего предназначена команда dnf install &lt;имя_пакета&gt;?</text:p>
      <text:p text:style-name="Обычный">1) Удаление пакета</text:p>
      <text:p text:style-name="Обычный">2) Показать информацию о пакете<text:s/></text:p>
      <text:p text:style-name="Обычный">3) Установка пакета с заданным именем<text:s/></text:p>
      <text:p text:style-name="Обычный">4) Поиск пакета по имени в репозитории<text:s/></text:p>
      <text:p text:style-name="Обычный">11. Какая команда предназначена для<text:s/>удаления пакета?</text:p>
      <text:p text:style-name="Обычный"><text:span text:style-name="T2">1) dnf search &lt;</text:span>имя<text:span text:style-name="T3">_</text:span>пакета<text:span text:style-name="T4">&gt;</text:span></text:p>
      <text:p text:style-name="P5">2) dnf list installed</text:p>
      <text:p text:style-name="Обычный"><text:span text:style-name="T6">3) dnf info &lt;</text:span>имя<text:span text:style-name="T7">_</text:span>пакета<text:span text:style-name="T8">&gt;<text:s/></text:span></text:p>
      <text:p text:style-name="Обычный"><text:span text:style-name="T9">4) dnf remove &lt;</text:span>имя<text:span text:style-name="T10">_</text:span>пакета<text:span text:style-name="T11">&gt;</text:span></text:p>
      <text:p text:style-name="Обычный">12. YUM была создана на замену утилиты управления пакетами «DNF». На сегодняшний<text:s/></text:p>
      <text:p text:style-name="Обычный">день утилита YUM обладает всеми возможностями утилиты DNF и является ее полноценной<text:s/></text:p>
      <text:p text:style-name="Обычный">заменой, менее требовательной к ресурсам системы.</text:p>
      <text:p text:style-name="Обычный">Верно</text:p>
      <text:p text:style-name="Обычный">Неверно</text:p>
      <text:p text:style-name="Обычный">13. Как называется двухпанельный файловый менеджер, входящий в репозиторий РЕД ОС?</text:p>
      <text:p text:style-name="P12">1) Double Commander</text:p>
      <text:p text:style-name="P13">2) Total Commander</text:p>
      <text:p text:style-name="P14">3) FreeCommander</text:p>
      <text:p text:style-name="P15">4) Midnight Commander</text:p>
      <text:p text:style-name="Обычный">14. Какие два ярлыка содержит Рабочий стол пользователя после установки системы?</text:p>
      <text:p text:style-name="Обычный">1) «Домашняя папка» и «Корзина»</text:p>
      <text:p text:style-name="Обычный">2) «Мой компьютер» и «Корзина»</text:p>
      <text:soft-page-break/>
      <text:p text:style-name="Обычный"><text:span text:style-name="T16">3) «</text:span>Домашняя<text:span text:style-name="T17"><text:s/></text:span>папка<text:span text:style-name="T18">»<text:s/></text:span>и<text:span text:style-name="T19"><text:s/>«Double Commander»</text:span></text:p>
      <text:p text:style-name="Обычный">4) нет правильного варианта</text:p>
      <text:p text:style-name="Обычный">15. В графическом режиме войти в систему с правами root нельзя.</text:p>
      <text:p text:style-name="Обычный">Верно</text:p>
      <text:p text:style-name="Обычный">Неверно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36:00Z</meta:creation-date>
    <dc:date>2024-03-15T02:34:00Z</dc:date>
    <meta:template xlink:href="Normal" xlink:type="simple"/>
    <meta:editing-cycles>3</meta:editing-cycles>
    <meta:editing-duration>PT300S</meta:editing-duration>
    <meta:document-statistic meta:page-count="3" meta:paragraph-count="5" meta:word-count="400" meta:character-count="2676" meta:row-count="19" meta:non-whitespace-character-count="2281"/>
  </office:meta>
</office:document-meta>
</file>